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line-height="115%"/>
      <style:text-properties style:font-name="Arial" fo:font-size="18.0pt" fo:color="#000000"/>
    </style:style>
    <style:style style:name="P2" style:family="paragraph" style:parent-style-name="Standard">
      <style:paragraph-properties fo:line-height="115%"/>
      <style:text-properties style:font-name="Arial" fo:font-size="18.0pt" fo:color="#1155cc"/>
    </style:style>
    <style:style style:name="P3" style:family="paragraph" style:parent-style-name="Standard">
      <style:paragraph-properties fo:margin-top="0.2362in" fo:margin-bottom="0.0280in"/>
      <style:text-properties style:font-name="Times" fo:font-size="18.0pt" fo:color="#000000" fo:background-color="#ffffff"/>
    </style:style>
    <style:style style:name="P4" style:family="paragraph" style:parent-style-name="Standard">
      <style:paragraph-properties fo:margin-bottom="0.0972in" fo:line-height="120%"/>
      <style:text-properties style:font-name="Arial" fo:font-size="18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000000"/>
    </style:style>
    <style:style style:name="T3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C:\Users\Rauhaan\Desktop\AA.png</text:p>
      <text:p text:style-name="P1"><text:s text:c="2"/><text:span text:style-name="T1">Apache Pig Installation</text:span></text:p>
      <text:p text:style-name="P1"/>
      <text:p text:style-name="P1"/>
      <text:p text:style-name="P2"><text:span text:style-name="T2">wget </text:span><text:span text:style-name="T3">https://archive.apache.org/dist/pig/pig-0.16.0/pig-0.16.0.tar.gz</text:span></text:p>
      <text:p text:style-name="P1"/>
      <text:p text:style-name="P1"><text:s/>tar -zxvf pig-0.16.0.tar.gz <text:s/></text:p>
      <text:p text:style-name="P1"/>
      <text:p text:style-name="P1">sudo mv pig-0.16.0 /usr/local/pig</text:p>
      <text:p text:style-name="P1"/>
      <text:p text:style-name="P1">export PIG_HOME=/usr/local/pig/</text:p>
      <text:p text:style-name="P1">export PATH=$PATH:$PIG_HOME/bin</text:p>
      <text:p text:style-name="P3"><text:span text:style-name="T1">Running Pig</text:span></text:p>
      <text:p text:style-name="P1"/>
      <text:p text:style-name="P1">Local Mode </text:p>
      <text:p text:style-name="P1">$pig -x local</text:p>
      <text:p text:style-name="P1"/>
      <text:p text:style-name="P1">Mapreduce Mode </text:p>
      <text:p text:style-name="P1">$ pig -x mapreduce <text:s text:c="7"/>or <text:s text:c="2"/>just <text:s/></text:p>
      <text:p text:style-name="P1">$ <text:s/>pig</text:p>
      <text:p text:style-name="P1"/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1">lines = LOAD '/user/hive/warehouse/doc/serverlog.log' AS (line:chararray);</text:p>
          </table:table-cell>
        </table:table-row>
        <table:table-row>
          <table:table-cell table:style-name="TableCell1">
            <text:p text:style-name="P1">words = FOREACH lines GENERATE FLATTEN(TOKENIZE(line)) as word;</text:p>
          </table:table-cell>
        </table:table-row>
        <table:table-row>
          <table:table-cell table:style-name="TableCell1">
            <text:p text:style-name="P1">grouped = GROUP words BY word;</text:p>
          </table:table-cell>
        </table:table-row>
        <table:table-row>
          <table:table-cell table:style-name="TableCell1">
            <text:p text:style-name="P1">wordcount = FOREACH grouped GENERATE group, COUNT(words);</text:p>
            <text:p text:style-name="P1"/>
          </table:table-cell>
        </table:table-row>
      </table:table>
      <text:p text:style-name="P4">DUMP wordcount</text:p>
      <text:p text:style-name="P4"/>
      <text:p text:style-name="P1"/>
      <table:table table:name="Table2" table:style-name="Table1">
        <table:table-column table:style-name="TableColumn1"/>
        <table:table-row>
          <table:table-cell table:style-name="TableCell1">
            <text:p text:style-name="P1">lines = LOAD '/user/hive/warehouse/server.db/doc/serverlog.log' AS (line:chararray);</text:p>
          </table:table-cell>
        </table:table-row>
        <table:table-row>
          <table:table-cell table:style-name="TableCell1">
            <text:p text:style-name="P1">words = FOREACH lines GENERATE FLATTEN(TOKENIZE(line)) as word;</text:p>
          </table:table-cell>
        </table:table-row>
        <table:table-row>
          <table:table-cell table:style-name="TableCell1">
            <text:p text:style-name="P1">grouped = GROUP words BY word;</text:p>
          </table:table-cell>
        </table:table-row>
        <table:table-row>
          <table:table-cell table:style-name="TableCell1">
            <text:p text:style-name="P1">wordcount = FOREACH grouped GENERATE group, COUNT(words);</text:p>
          </table:table-cell>
        </table:table-row>
      </table:table>
      <text:p text:style-name="P4">DUMP word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